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"Sounds like the bandit gang's been destroyed,
but we still ain't got permission to set sail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"The head of the gang's on the run, I guess?
That must be the reason, right?"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"love triangle"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